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512" officeooo:paragraph-rsid="0012b512"/>
    </style:style>
    <style:style style:name="P2" style:family="paragraph" style:parent-style-name="Standard">
      <style:text-properties officeooo:rsid="0012b512" officeooo:paragraph-rsid="001446f5"/>
    </style:style>
    <style:style style:name="P3" style:family="paragraph" style:parent-style-name="Standard">
      <style:text-properties fo:color="#cccccc" officeooo:rsid="0012b512" officeooo:paragraph-rsid="0012b512"/>
    </style:style>
    <style:style style:name="P4" style:family="paragraph" style:parent-style-name="Standard">
      <style:text-properties fo:color="#000000" officeooo:rsid="0012b512" officeooo:paragraph-rsid="0012b512"/>
    </style:style>
    <style:style style:name="P5" style:family="paragraph" style:parent-style-name="Standard">
      <style:text-properties officeooo:rsid="0012e346" officeooo:paragraph-rsid="0012e346"/>
    </style:style>
    <style:style style:name="P6" style:family="paragraph" style:parent-style-name="Standard">
      <style:text-properties officeooo:rsid="001446f5" officeooo:paragraph-rsid="001446f5"/>
    </style:style>
    <style:style style:name="P7" style:family="paragraph" style:parent-style-name="Standard">
      <style:text-properties fo:font-weight="bold" officeooo:rsid="001446f5" officeooo:paragraph-rsid="001446f5" style:font-weight-asian="bold" style:font-weight-complex="bold"/>
    </style:style>
    <style:style style:name="P8" style:family="paragraph" style:parent-style-name="Standard">
      <style:text-properties fo:font-weight="bold" officeooo:rsid="001446f5" officeooo:paragraph-rsid="0016255f" style:font-weight-asian="bold" style:font-weight-complex="bold"/>
    </style:style>
    <style:style style:name="P9" style:family="paragraph" style:parent-style-name="Standard">
      <style:text-properties fo:font-weight="bold" officeooo:rsid="0012b512" officeooo:paragraph-rsid="001446f5" style:font-weight-asian="bold" style:font-weight-complex="bold"/>
    </style:style>
    <style:style style:name="P10" style:family="paragraph" style:parent-style-name="Standard">
      <style:text-properties fo:font-weight="bold" officeooo:rsid="0012b512" officeooo:paragraph-rsid="0012b512" style:font-weight-asian="bold" style:font-weight-complex="bold"/>
    </style:style>
    <style:style style:name="P11" style:family="paragraph" style:parent-style-name="Standard">
      <style:text-properties fo:font-weight="normal" officeooo:rsid="001446f5" officeooo:paragraph-rsid="001446f5" style:font-weight-asian="normal" style:font-weight-complex="normal"/>
    </style:style>
    <style:style style:name="T1" style:family="text">
      <style:text-properties officeooo:rsid="0012e346"/>
    </style:style>
    <style:style style:name="T2" style:family="text">
      <style:text-properties officeooo:rsid="001446f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55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 Introduction</text:p>
      <text:p text:style-name="P1"/>
      <text:p text:style-name="P10">1.1. Motivation</text:p>
      <text:p text:style-name="P1"/>
      <text:p text:style-name="P1">- kleine Datensätze (begrenztes bekanntes Vokabular)</text:p>
      <text:p text:style-name="P1"><text:s text:c="2"/>Bsp.:</text:p>
      <text:p text:style-name="P1"><text:tab/>* Signale</text:p>
      <text:p text:style-name="P1"><text:tab/>* Text-Kategorisierung + Externes Wissen (Metriken wie Word2Vec) → Vergleich Mensch <text:tab/><text:tab/>(Semantik bekannt)</text:p>
      <text:p text:style-name="P1">- <text:span text:style-name="T1">Spezifizität der Features vs Konfidenz (Counts)</text:span> </text:p>
      <text:p text:style-name="P1"/>
      <text:p text:style-name="P10">1.2. Problemstellung</text:p>
      <text:p text:style-name="P1">- Externes Wissen ↔ Wissen von Daten</text:p>
      <text:p text:style-name="P1">Ziel: Wort-Metriken (wie w2v) um Textklassifizierung auf kleinen Datensätzen zu verbessern</text:p>
      <text:p text:style-name="P1">(1) Es ist möglich <text:span text:style-name="T1">(am Bsp. ausgewählter Datensätze)</text:span></text:p>
      <text:p text:style-name="P1">(2) Konkretes Verfahren soll entwickelt werden (Abwägung zwischen o.g. Konflikt)</text:p>
      <text:p text:style-name="P5"/>
      <text:p text:style-name="P10">1.3. Lösungsansatz</text:p>
      <text:p text:style-name="P3">- State of the Art: NB-Modell</text:p>
      <text:p text:style-name="P4">- <text:span text:style-name="T1">Grafik (Haupt-Hypothese, Vokabular-Mapping)</text:span></text:p>
      <text:p text:style-name="P4"/>
      <text:p text:style-name="P1"/>
      <text:p text:style-name="P10">1.4. Abgrenzung</text:p>
      <text:p text:style-name="P1"/>
      <text:p text:style-name="P10">2. State of the Art (Related Work)</text:p>
      <text:p text:style-name="P1"/>
      <text:p text:style-name="P1">- Einführung Textklassifikation</text:p>
      <text:p text:style-name="P1"><text:tab/>- <text:span text:style-name="T1">Smoothing</text:span></text:p>
      <text:p text:style-name="P1"><text:tab/>- <text:span text:style-name="T1">Bigrams (Paper Bigramme)</text:span></text:p>
      <text:p text:style-name="P1">- Klassifikation mit wenigen Trainingsdaten (allgemein, nicht nur Text)</text:p>
      <text:p text:style-name="P1">- Externes Wissen + Textklassifikation</text:p>
      <text:p text:style-name="P1"><text:tab/>- Lexika (Paper WordNet)</text:p>
      <text:p text:style-name="P1"><text:tab/></text:p>
      <text:p text:style-name="P1">- Word Emb<text:span text:style-name="T1">e</text:span>ddings applications</text:p>
      <text:p text:style-name="P1"/>
      <text:p text:style-name="P9">3. <text:span text:style-name="T2">Problem Analysis</text:span></text:p>
      <text:p text:style-name="P2"/>
      <text:p text:style-name="P1">- <text:span text:style-name="T2">Naiven Ansatz beschreiben → Probleme aufzeigen</text:span></text:p>
      <text:p text:style-name="P6">Probleme:</text:p>
      <text:p text:style-name="P6">* Ersetzungsketten</text:p>
      <text:p text:style-name="P6">* Einfluss der Häufigkeiten</text:p>
      <text:p text:style-name="P6">* Verteilung</text:p>
      <text:p text:style-name="P6">* Ersetzungstypen:</text:p>
      <text:p text:style-name="P6"><text:tab/>- Nur Trainingsdatensatz oder zusammen</text:p>
      <text:p text:style-name="P6">* Radius statt kNN</text:p>
      <text:p text:style-name="P6"/>
      <text:p text:style-name="P6">- Formalisierung des Problems</text:p>
      <text:p text:style-name="P6"/>
      <text:p text:style-name="P7">4. Solution</text:p>
      <text:p text:style-name="P7"/>
      <text:p text:style-name="P11">- Formel für die Likelihood des Modells</text:p>
      <text:p text:style-name="P11">- Allgemein Clustering und Bewertung eines Clusters </text:p>
      <text:p text:style-name="P11"><text:soft-page-break/>- Spezifischer, engineerter Ansatz: Paarweises Clique-Clustering</text:p>
      <text:p text:style-name="P11"/>
      <text:p text:style-name="P7">5. Evaluierung</text:p>
      <text:p text:style-name="P11"/>
      <text:p text:style-name="P11">- Beschreibung der Datensätzen</text:p>
      <text:p text:style-name="P11">- Parametersuche</text:p>
      <text:p text:style-name="P11"/>
      <text:p text:style-name="P7">6. Conclusion</text:p>
      <text:p text:style-name="P11"/>
      <text:p text:style-name="P8"><text:span text:style-name="T3">- </text:span><text:span text:style-name="T4">Je nach Ergebnisse</text:span></text:p>
      <text:p text:style-name="P8"><text:span text:style-name="T4">- Betonung, dass hier kein optimaler Textklassifikator beschrieben wird, sind Ansatz um Klassifkation zu verbessern (proof of concept)</text:span></text:p>
      <text:p text:style-name="P8"><text:span text:style-name="T4"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04:50.233702600</meta:creation-date>
    <dc:date>2017-04-11T10:04:45.876803902</dc:date>
    <meta:editing-duration>PT20H16M45S</meta:editing-duration>
    <meta:editing-cycles>1</meta:editing-cycles>
    <meta:document-statistic meta:table-count="0" meta:image-count="0" meta:object-count="0" meta:page-count="2" meta:paragraph-count="46" meta:word-count="212" meta:character-count="1540" meta:non-whitespace-character-count="1359"/>
    <meta:generator>LibreOffice/5.1.6.2$Linux_X86_64 LibreOffice_project/10m0$Build-2</meta:generator>
  </office:meta>
</office:document-meta>
</file>